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8.5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1.55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h text:style-name="P3" text:outline-level="1">Beknelling</text:h>
            <text:p text:style-name="P1">Vinger tussen de deur</text:p>
            <text:p text:style-name="P1"/>
          </table:table-cell>
          <table:table-cell table:style-name="Table1.A1" office:value-type="string">
            <text:h text:style-name="P3" text:outline-level="1">Geraakt door bewegend object</text:h>
            <text:p text:style-name="P1">Bal tegen je hoofd</text:p>
          </table:table-cell>
          <table:table-cell table:style-name="Table1.C1" office:value-type="string">
            <text:h text:style-name="P3" text:outline-level="1">Snijden aan object</text:h>
            <text:p text:style-name="P1">Snijden aan glas, metalen rand</text:p>
          </table:table-cell>
        </table:table-row>
        <table:table-row>
          <table:table-cell table:style-name="Table1.A2" office:value-type="string">
            <text:h text:style-name="P3" text:outline-level="1">Stoten tegen stilstaand object</text:h>
            <text:p text:style-name="P1">Tegen deur aan gelopen</text:p>
            <text:p text:style-name="P1"/>
          </table:table-cell>
          <table:table-cell table:style-name="Table1.A2" office:value-type="string">
            <text:h text:style-name="P3" text:outline-level="1">Struikelen</text:h>
            <text:p text:style-name="P1">Over een randje of over je eigen benen</text:p>
          </table:table-cell>
          <table:table-cell table:style-name="Table1.C2" office:value-type="string">
            <text:h text:style-name="P3" text:outline-level="1">Val van dier</text:h>
            <text:p text:style-name="P1">Van paard of pony</text:p>
          </table:table-cell>
        </table:table-row>
        <table:table-row>
          <table:table-cell table:style-name="Table1.A2" office:value-type="string">
            <text:h text:style-name="P3" text:outline-level="1">Val door sprong</text:h>
            <text:p text:style-name="P1">Ergens vanaf/op springen</text:p>
            <text:p text:style-name="P1"/>
          </table:table-cell>
          <table:table-cell table:style-name="Table1.A2" office:value-type="string">
            <text:h text:style-name="P3" text:outline-level="1">Val van hoogte</text:h>
            <text:p text:style-name="P1">Uit een boom vallen</text:p>
          </table:table-cell>
          <table:table-cell table:style-name="Table1.C2" office:value-type="string">
            <text:h text:style-name="P3" text:outline-level="1">Uitglijden</text:h>
            <text:p text:style-name="P1">Op natte vloer</text:p>
          </table:table-cell>
        </table:table-row>
        <table:table-row>
          <table:table-cell table:style-name="Table1.A2" office:value-type="string">
            <text:h text:style-name="P3" text:outline-level="1">Val van tweewieler</text:h>
            <text:p text:style-name="P1">In je eentje van je fiets vallen</text:p>
            <text:p text:style-name="P1"/>
          </table:table-cell>
          <table:table-cell table:style-name="Table1.A2" office:value-type="string">
            <text:h text:style-name="P3" text:outline-level="1">Zwikken</text:h>
            <text:p text:style-name="P1">Enkel verzwikken</text:p>
          </table:table-cell>
          <table:table-cell table:style-name="Table1.C2" office:value-type="string">
            <text:h text:style-name="P3" text:outline-level="1">Val van trap of ladder</text:h>
            <text:p text:style-name="P1">Vaste trap, of tijdens het klussen</text:p>
          </table:table-cell>
        </table:table-row>
        <table:table-row>
          <table:table-cell table:style-name="Table1.A2" office:value-type="string">
            <text:h text:style-name="P3" text:outline-level="1">Botsing met medeweggebruiker</text:h>
            <text:p text:style-name="P1">Botsing met auto, fiets, voetganger</text:p>
            <text:p text:style-name="P1"/>
          </table:table-cell>
          <table:table-cell table:style-name="Table1.A2" office:value-type="string">
            <text:h text:style-name="P3" text:outline-level="1">Botsing met obstakel</text:h>
            <text:p text:style-name="P1">Tegen een boom of paaltje aan rijden</text:p>
          </table:table-cell>
          <table:table-cell table:style-name="Table1.C2" office:value-type="string">
            <text:h text:style-name="P3" text:outline-level="1">Lichamelijk contact</text:h>
            <text:p text:style-name="P1">Tegen iemand aan botsen, vechten</text:p>
          </table:table-cell>
        </table:table-row>
        <table:table-row>
          <table:table-cell table:style-name="Table1.A2" office:value-type="string">
            <text:h text:style-name="P3" text:outline-level="1">Vergiftiging</text:h>
            <text:p text:style-name="P1">Inhoud van keukenkastje opdrinken</text:p>
          </table:table-cell>
          <table:table-cell table:style-name="Table1.A2" office:value-type="string">
            <text:h text:style-name="P3" text:outline-level="1">Vreemd lichaam</text:h>
            <text:p text:style-name="P1">Splinter, mes of iets anders wat niet in een mens thuis hoort</text:p>
            <text:p text:style-name="P1"/>
          </table:table-cell>
          <table:table-cell table:style-name="Table1.C2" office:value-type="string">
            <text:h text:style-name="P3" text:outline-level="1">Acute fysieke belasting</text:h>
            <text:p text:style-name="P1">Overbelasting van spieren en pezen</text:p>
          </table:table-cell>
        </table:table-row>
        <table:table-row table:style-name="Table1.7">
          <table:table-cell table:style-name="Table1.A2" office:value-type="string">
            <text:h text:style-name="P3" text:outline-level="1">Eenzijdig verkeersongeval</text:h>
            <text:p text:style-name="P1">Verkeersongeval zonder medeweggebruiker</text:p>
            <text:p text:style-name="P1"/>
          </table:table-cell>
          <table:table-cell table:style-name="Table1.A2" office:value-type="string">
            <text:h text:style-name="P3" text:outline-level="1">Verbranding</text:h>
            <text:p text:style-name="P2">Aan een kampvuur of heet water</text:p>
          </table:table-cell>
          <table:table-cell table:style-name="Table1.C2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3T13:07:07</meta:creation-date>
    <dc:date>2015-04-11T16:11:43</dc:date>
    <meta:editing-duration>PT11M5S</meta:editing-duration>
    <meta:editing-cycles>3</meta:editing-cycles>
    <meta:generator>LibreOffice/3.5$Linux_X86_64 LibreOffice_project/350m1$Build-2</meta:generator>
    <meta:print-date>2014-03-15T13:58:10</meta:print-date>
    <meta:document-statistic meta:table-count="1" meta:image-count="0" meta:object-count="0" meta:page-count="2" meta:paragraph-count="40" meta:word-count="150" meta:character-count="931" meta:non-whitespace-character-count="821"/>
  </office:meta>
</office:document-meta>
</file>